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2ND YEAR CURRICULUM</text:p>
      <text:p text:style-name="Standard">Blood Covenant</text:p>
      <text:p text:style-name="Standard">The Book of Acts</text:p>
      <text:p text:style-name="Standard">Christian Lifestyle II</text:p>
      <text:p text:style-name="Standard">Devils &amp; Demons: HTDWT</text:p>
      <text:p text:style-name="Standard">Eschatology</text:p>
      <text:p text:style-name="Standard">Faith II</text:p>
      <text:p text:style-name="Standard">Homiletics I</text:p>
      <text:p text:style-name="Standard">Leadership</text:p>
      <text:p text:style-name="Standard">The Love Walk</text:p>
      <text:p text:style-name="Standard">Merchandising &amp; Trafficking the Anointing</text:p>
      <text:p text:style-name="Standard">The Minister’s Family</text:p>
      <text:p text:style-name="Standard">Ministry Gifts </text:p>
      <text:p text:style-name="Standard">Missions II</text:p>
      <text:p text:style-name="Standard">Old Testament Men of Faith</text:p>
      <text:p text:style-name="Standard">Prayer II</text:p>
      <text:p text:style-name="Standard">Preparation for Ministry</text:p>
      <text:p text:style-name="Standard">Revival: Nothing More, Nothing Less, Nothing Else</text:p>
      <text:p text:style-name="Standard">Shaking the Nations</text:p>
      <text:p text:style-name="Standard">Signs &amp; Wonders</text:p>
      <text:p text:style-name="Standard">Soul Winning II</text:p>
      <text:p text:style-name="Standard">Stewardship II</text:p>
      <text:p text:style-name="Standard">The Tabernacle of Moses</text:p>
      <text:p text:style-name="Standard">Vision</text:p>
      <text:p text:style-name="Standard">Worship as a Lifestyle</text:p>
      <text:p text:style-name="Standard"/>
      <text:p text:style-name="Standard"/>
      <text:p text:style-name="Standard">2ND YEAR CLASS DESCRIPTIONS </text:p>
      <text:p text:style-name="Standard"/>
      <text:p text:style-name="Standard">Blood Covenant - This course will involve biblical study into the covenants, their creation and duration, with particular emphasis on the Blood Covenant and its implications for the believer. This course will also examine both of the old and new covenant, their similarities and their application for today. </text:p>
      <text:p text:style-name="Standard"/>
      <text:p text:style-name="Standard">Book of Acts - This course will give you an understanding of The Book of Acts with the emphasis on The Work of the Holy Spirit throughout.</text:p>
      <text:p text:style-name="Standard"/>
      <text:p text:style-name="Standard">Christian Lifestyle II - This course will help the student develop strong spiritual and biblical discernment of what a true Christian lifestyle looks like. The emphasis will be on purity and holiness in life, ministry and conduct as a believer. We will study how the Gifts of the Spirit and especially the fruit of the Spirit cancel the works of the flesh.</text:p>
      <text:p text:style-name="Standard"/>
      <text:p text:style-name="Standard">Devils &amp; Demons: HTDWT - This course will ground you, the student, in the Word of God concerning the activity of angels and demons. It will also build faith for dealing scripturally with both Godly angels and fallen angels/demons.</text:p>
      <text:p text:style-name="Standard"/>
      <text:p text:style-name="Standard">Eschatology – Eschatology is the branch of theology that deals with the final consummation of all things. We will covering such subject matter as the rapture, the tribulation, judgment, and the life to come. </text:p>
      <text:p text:style-name="Standard"><text:soft-page-break/></text:p>
      <text:p text:style-name="Standard">Faith II – An understanding of the different types of Faith that are required to enable the student to minister in a way that will not only impact their lives but most importantly, the lives of others. </text:p>
      <text:p text:style-name="Standard"/>
      <text:p text:style-name="Standard">Homiletics I – A class designed to help each student to gain confidence in his/her own ability and in the ability of the Holy Spirit to help him/her in pulpit ministry and to be aware of ways of improving his/her presentation. </text:p>
      <text:p text:style-name="Standard"/>
      <text:p text:style-name="Standard">Leadership – This course will develop a biblical foundation for leadership. Students will discover principles that will help them to develop leadership qualities in their lives.</text:p>
      <text:p text:style-name="Standard"/>
      <text:p text:style-name="Standard">The Love Walk – In this course the student will be encouraged, exhorted and provoked to press into God, make a decision and a commitment to really get to the know the Father. The student will learn that by walking in the love of God, one can walk in victory in every area of life.</text:p>
      <text:p text:style-name="Standard"/>
      <text:p text:style-name="Standard">Merchandising &amp; Trafficking the Anointing - This course will give you an understanding of the world we are living in. Every one of us must make the decision whom we will serve. Will we submit every aspect of our lives to the word of God and keep our heart and life pure? Or will we give in to our fleshly desire and sell out to the devil and the world? Many Christians – even many preachers – have already compromised and given place to the devil even though they claim to be serving God. If the devil even tried to tempt Jesus with this, how can we expect to walk in freedom and righteousness except by the power of the word and the Holy Spirit?</text:p>
      <text:p text:style-name="Standard"/>
      <text:p text:style-name="Standard">The Minister’s Family – This course’s purpose is to give the student called into ministry a thorough understanding of the practicalities and demands of ministry placed on the family and how to deal with them successfully; in other words, how to balance family and ministry correctly</text:p>
      <text:p text:style-name="Standard"/>
      <text:p text:style-name="Standard">Ministry Gifts - This course will cover Ministry Gifts and the Divine Call. Students will develop an understanding that, as ministers of the Gospel, we are entrusted with God’s strength and might. </text:p>
      <text:p text:style-name="Standard"/>
      <text:p text:style-name="Standard">Missions II – A continuation of exciting biblical, historical, cultural, and strategic dimensions of God’s plan to evangelize the world with the Gospel. Students are introduced to more information needed to pursue a calling into missions or to help lead a local church in its global ministry.</text:p>
      <text:p text:style-name="Standard"/>
      <text:p text:style-name="Standard">Old Testament Men of Faith – In this class you will gain insight into the lives of many of the Old Testament saints and become aware that they utilized faith and its principles in a living and dynamic way. </text:p>
      <text:p text:style-name="Standard"/>
      <text:p text:style-name="Standard">Prayer II – This course will study what prayer is and how to get prayers answered; the purpose, the necessity, the possibilities, the power, the weapons, and the essentials of prayer. </text:p>
      <text:p text:style-name="Standard"/>
      <text:p text:style-name="Standard">Preparation for Ministry – Through both lecture and hands-on experience, this course was designed to help the student with the practical and business aspects of ministry and to equip them with the tools needed to begin a ministry. </text:p>
      <text:p text:style-name="Standard"/>
      <text:p text:style-name="Standard">Revival: Nothing More, Nothing Less, Nothing Else – In this class, Dr. Rodney Howard-Browne explains that real revival is not just a touch but a change – it is coming back to your first love, Jesus. Every student needs a touch from the Master’s hand, a touch that will impact and mark their entire life. When the student is touched, revived, and changed by the Holy Spirit, not only will they know it but <text:soft-page-break/>the world will hear it in their words and see it in their actions and attitude. You are guaranteed that when you are done with this course you will never be the same.</text:p>
      <text:p text:style-name="Standard"/>
      <text:p text:style-name="Standard">Shaking the Nations - The spirit of God is always moving across the nations of the earth. God is waiting for the church to rise up and be bold for this hour. He is looking for people that He can show Himself strong on their behalf. It’s time to shake the nations by the power of the gospel through signs and wonders. God is waiting on you. </text:p>
      <text:p text:style-name="Standard"/>
      <text:p text:style-name="Standard">Signs &amp; Wonders – The student will learn that signs and wonders should be an everyday occurrence in the believer’s life. The student will also come to an understanding that signs, wonders and miracles are not just for the church, but they are for the demonstration of the power of God outside the four walls of the church. </text:p>
      <text:p text:style-name="Standard"/>
      <text:p text:style-name="Standard">Soul Winning II – This is a course on introducing Christ to others in the work place, on foreign fields, and local neighborhoods. Each student will experience the joy of leading others to Christ and then follow up with them to make them disciples. </text:p>
      <text:p text:style-name="Standard"/>
      <text:p text:style-name="Standard">Stewardship II – This course will familiarize the student with many scriptures that pertain to finances and stewardship. A foundation is given for personal life as well as equipping with truths needed for preaching on stewardship and giving in ministry.</text:p>
      <text:p text:style-name="Standard"/>
      <text:p text:style-name="Standard">The Tabernacle of Moses – This is a Biblical study of the frame work and spiritual meaning of the Tabernacle of Moses in regards to its example, typology, and practical implications for the New Covenant.</text:p>
      <text:p text:style-name="Standard"/>
      <text:p text:style-name="Standard">Vision – Learn what “vision” is and be instructed how to recognize God’s vision for your life and the importance of having patience to wait for the vision to have its perfect work in your life.</text:p>
      <text:p text:style-name="Standard"/>
      <text:p text:style-name="Standard">Worship as a Lifestyle - This course will give the student a thorough understanding of the foundation, purpose and practice of worship in the believer’s life. Emphasis will be placed on worship as a lifestyle for the believer, discovering how man’s entire existence is tied to living in and depending upon God’s presen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2T15:50:27.122785573</meta:creation-date>
    <dc:date>2023-07-02T16:05:15.570034520</dc:date>
    <meta:editing-duration>PT2M58S</meta:editing-duration>
    <meta:editing-cycles>1</meta:editing-cycles>
    <meta:document-statistic meta:table-count="0" meta:image-count="0" meta:object-count="0" meta:page-count="3" meta:paragraph-count="50" meta:word-count="1226" meta:character-count="7101" meta:non-whitespace-character-count="5893"/>
    <meta:generator>LibreOffice/7.3.7.2$Linux_X86_64 LibreOffice_project/30$Build-2</meta:generator>
  </office:meta>
</office:document-meta>
</file>